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42" table:style-name="ce1">
            <text:p>42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82" table:style-name="ce1">
            <text:p>82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75" table:style-name="ce1">
            <text:p>75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1-10T19:29:02Z</dc:date>
  </office:meta>
</office:document-meta>
</file>